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5"/>
          <table:table-cell table:formula="of:=(3947645370368 / 19.3267)" office:value-type="float" office:value="204258635481.898" calcext:value-type="float">
            <text:p>204258635481.898</text:p>
          </table:table-cell>
          <table:table-cell table:formula="of:=[.F3]/1000000000" office:value-type="float" office:value="204.258635481898" calcext:value-type="float">
            <text:p>204.2586354819</text:p>
          </table:table-cell>
          <table:table-cell office:value-type="float" office:value="204.258635481898" calcext:value-type="float">
            <text:p>204.2586354819</text:p>
          </table:table-cell>
          <table:table-cell office:value-type="float" office:value="3520" calcext:value-type="float">
            <text:p>3520</text:p>
          </table:table-cell>
          <table:table-cell table:formula="of:=[.H3]/[.I3]" office:value-type="float" office:value="0.0580280214437211" calcext:value-type="float">
            <text:p>0.0580280214</text:p>
          </table:table-cell>
          <table:table-cell table:formula="of:=[.J3]*100" office:value-type="float" office:value="5.80280214437211" calcext:value-type="float">
            <text:p>5.8028021444</text:p>
          </table:table-cell>
        </table:table-row>
        <table:table-row table:style-name="ro1">
          <table:table-cell table:number-columns-repeated="5"/>
          <table:table-cell table:formula="of:=1342177280 / 0.402197" office:value-type="float" office:value="3337114100.80135" calcext:value-type="float">
            <text:p>3337114100.80135</text:p>
          </table:table-cell>
          <table:table-cell table:formula="of:=[.F4]/1000000000" office:value-type="float" office:value="3.33711410080135" calcext:value-type="float">
            <text:p>3.3371141008</text:p>
          </table:table-cell>
          <table:table-cell office:value-type="float" office:value="3.33711410080135" calcext:value-type="float">
            <text:p>3.3371141008</text:p>
          </table:table-cell>
          <table:table-cell office:value-type="float" office:value="3520" calcext:value-type="float">
            <text:p>3520</text:p>
          </table:table-cell>
          <table:table-cell table:formula="of:=[.H4]/[.I4]" office:value-type="float" office:value="0.000948043778636747" calcext:value-type="float">
            <text:p>0.0009480438</text:p>
          </table:table-cell>
          <table:table-cell table:formula="of:=[.J4]*100" office:value-type="float" office:value="0.0948043778636747" calcext:value-type="float">
            <text:p>0.0948043779</text:p>
          </table:table-cell>
        </table:table-row>
        <table:table-row table:style-name="ro1">
          <table:table-cell table:number-columns-repeated="5"/>
          <table:table-cell table:formula="of:=38654705664 / 0.0633156" office:value-type="float" office:value="610508400204.689" calcext:value-type="float">
            <text:p>610508400204.689</text:p>
          </table:table-cell>
          <table:table-cell table:formula="of:=[.F5]/1000000000" office:value-type="float" office:value="610.508400204689" calcext:value-type="float">
            <text:p>610.5084002047</text:p>
          </table:table-cell>
          <table:table-cell office:value-type="float" office:value="610.508400204689" calcext:value-type="float">
            <text:p>610.5084002047</text:p>
          </table:table-cell>
          <table:table-cell office:value-type="float" office:value="3520" calcext:value-type="float">
            <text:p>3520</text:p>
          </table:table-cell>
          <table:table-cell table:formula="of:=[.H5]/[.I5]" office:value-type="float" office:value="0.173439886421787" calcext:value-type="float">
            <text:p>0.1734398864</text:p>
          </table:table-cell>
          <table:table-cell table:formula="of:=[.J5]*100" office:value-type="float" office:value="17.3439886421787" calcext:value-type="float">
            <text:p>17.3439886422</text:p>
          </table:table-cell>
        </table:table-row>
        <table:table-row table:style-name="ro1">
          <table:table-cell table:number-columns-repeated="5"/>
          <table:table-cell table:formula="of:=16378019840000 / 18.7957" office:value-type="float" office:value="871370570928.457" calcext:value-type="float">
            <text:p>871370570928.457</text:p>
          </table:table-cell>
          <table:table-cell table:formula="of:=[.F6]/1000000000" office:value-type="float" office:value="871.370570928457" calcext:value-type="float">
            <text:p>871.3705709285</text:p>
          </table:table-cell>
          <table:table-cell office:value-type="float" office:value="871.370570928457" calcext:value-type="float">
            <text:p>871.3705709285</text:p>
          </table:table-cell>
          <table:table-cell office:value-type="float" office:value="3520" calcext:value-type="float">
            <text:p>3520</text:p>
          </table:table-cell>
          <table:table-cell table:formula="of:=[.H6]/[.I6]" office:value-type="float" office:value="0.24754845765013" calcext:value-type="float">
            <text:p>0.2475484577</text:p>
          </table:table-cell>
          <table:table-cell table:formula="of:=[.J6]*100" office:value-type="float" office:value="24.754845765013" calcext:value-type="float">
            <text:p>24.754845765</text:p>
          </table:table-cell>
        </table:table-row>
        <table:table-row table:style-name="ro1">
          <table:table-cell table:number-columns-repeated="5"/>
          <table:table-cell table:formula="of:=7694493024256 / 31.4359" office:value-type="float" office:value="244767702666.569" calcext:value-type="float">
            <text:p>244767702666.569</text:p>
          </table:table-cell>
          <table:table-cell table:formula="of:=[.F7]/1000000000" office:value-type="float" office:value="244.767702666569" calcext:value-type="float">
            <text:p>244.7677026666</text:p>
          </table:table-cell>
          <table:table-cell office:value-type="float" office:value="244.767702666569" calcext:value-type="float">
            <text:p>244.7677026666</text:p>
          </table:table-cell>
          <table:table-cell office:value-type="float" office:value="1170" calcext:value-type="float">
            <text:p>1170</text:p>
          </table:table-cell>
          <table:table-cell table:formula="of:=[.H7]/[.I7]" office:value-type="float" office:value="0.209203164672281" calcext:value-type="float">
            <text:p>0.2092031647</text:p>
          </table:table-cell>
          <table:table-cell table:formula="of:=[.J7]*100" office:value-type="float" office:value="20.9203164672281" calcext:value-type="float">
            <text:p>20.9203164672</text:p>
          </table:table-cell>
        </table:table-row>
        <table:table-row table:style-name="ro1">
          <table:table-cell table:number-columns-repeated="5"/>
          <table:table-cell table:formula="of:=22337814528 / 0.216421" office:value-type="float" office:value="103214635030.796" calcext:value-type="float">
            <text:p>103214635030.796</text:p>
          </table:table-cell>
          <table:table-cell table:formula="of:=[.F8]/1000000000" office:value-type="float" office:value="103.214635030796" calcext:value-type="float">
            <text:p>103.2146350308</text:p>
          </table:table-cell>
          <table:table-cell office:value-type="float" office:value="103.214635030796" calcext:value-type="float">
            <text:p>103.2146350308</text:p>
          </table:table-cell>
          <table:table-cell office:value-type="float" office:value="3520" calcext:value-type="float">
            <text:p>3520</text:p>
          </table:table-cell>
          <table:table-cell table:formula="of:=[.H8]/[.I8]" office:value-type="float" office:value="0.0293223394973854" calcext:value-type="float">
            <text:p>0.0293223395</text:p>
          </table:table-cell>
          <table:table-cell table:formula="of:=[.J8]*100" office:value-type="float" office:value="2.93223394973854" calcext:value-type="float">
            <text:p>2.9322339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Jepsen</meta:initial-creator>
    <meta:creation-date>2014-02-28T11:04:23.479717856</meta:creation-date>
    <dc:date>2014-02-28T15:45:13.903321654</dc:date>
    <dc:creator>Jacob Jepsen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36" meta:object-count="0"/>
  </office:meta>
</office:document-meta>
</file>